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Util.getNodeAttribute( Node nod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Util.listChildNodes( Node parent , NodeFilter filter , boolean recurs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OMUtil.DOM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OMUtil.getChildByTagName( Node parent , String tag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odeListImpl.item( in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Util.importNode( Node parent , Node child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7">
            <text:p text:style-name="Table_20_Contents">7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NodeListImpl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